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6" style:family="paragraph" style:parent-style-name="Text_20_body">
      <style:paragraph-properties style:writing-mode="lr-tb"/>
      <style:text-properties fo:font-weight="bold" style:font-weight-complex="bold"/>
    </style:style>
    <style:style style:name="P17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contratinsertion_observ_ci"/>
      </text:user-field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3">FICHE DE LIAISON</text:p>
      <text:p text:style-name="P4">Mission rSa</text:p>
      <text:p text:style-name="P5"><text:s text:c="2"/></text:p>
      <text:p text:style-name="P6"><text:tab/><text:tab/>Du Conseiller Mission S/C du Coordonnateur Technique</text:p>
      <text:p text:style-name="P15"><text:span text:style-name="T4"><text:s text:c="38"/>au Référent <text:s/></text:span><text:span text:style-name="T4"><text:user-field-get text:name="referent_qual"/></text:span><text:span text:style-name="T4"> </text:span><text:span text:style-name="T4"><text:user-field-get text:name="referent_nom"/></text:span><text:span text:style-name="T4"> </text:span><text:span text:style-name="T4"><text:user-field-get text:name="referent_prenom"/></text:span></text:p>
      <text:p text:style-name="P15"><text:span text:style-name="T4"/></text:p>
      <text:p text:style-name="Standard"><text:span text:style-name="T2">Dossier de </text:span><text:span text:style-name="T1">:</text:span><text:span text:style-name="T3"><text:tab/></text:span></text:p>
      <text:p text:style-name="P10"><text:tab/></text:p>
      <text:p text:style-name="P8"><text:s text:c="7"/>Nom, prénom : <text:user-field-get text:name="personne_qual"/> <text:user-field-get text:name="personne_nom"/> <text:user-field-get text:name="personne_prenom"/></text:p>
      <text:p text:style-name="P8"/>
      <text:p text:style-name="P8"><text:s text:c="7"/>N° allocataire : <text:user-field-get text:name="dossier_matricule"/></text:p>
      <text:p text:style-name="P8"/>
      <text:p text:style-name="P8"><text:s text:c="7"/>Demeurant à : <text:user-field-get text:name="adresse_numvoie"/> <text:user-field-get text:name="adresse_typevoie"/> <text:user-field-get text:name="adresse_nomvoie"/></text:p>
      <text:p text:style-name="P16"><text:tab/><text:tab/><text:tab/><text:user-field-get text:name="adresse_compladr"/><text:tab/> </text:p>
      <text:p text:style-name="P8"><text:tab/><text:user-field-get text:name="adresse_codepos"/> <text:s/><text:user-field-get text:name="adresse_locaadr"/></text:p>
      <text:p text:style-name="P8"/>
      <text:p text:style-name="P8"><text:s text:c="7"/>Canton :</text:p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9"/>
            <text:p text:style-name="P9">Motif(s) de la non validation du CER :</text:p>
            <text:p text:style-name="P7"/>
            <text:p text:style-name="P7"/>
            <text:p text:style-name="P7"><draw:custom-shape text:anchor-type="char" draw:z-index="0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7"><draw:custom-shape text:anchor-type="char" draw:z-index="4" draw:style-name="gr1" draw:text-style-name="P17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7"/>
            <text:p text:style-name="P7"><draw:custom-shape text:anchor-type="char" draw:z-index="1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7"><text:s text:c="13"/></text:p>
            <text:p text:style-name="P7"><draw:custom-shape text:anchor-type="char" draw:z-index="2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7"/>
            <text:p text:style-name="P7"><draw:custom-shape text:anchor-type="char" draw:z-index="3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2"><text:s text:c="7"/></text:span><draw:custom-shape text:anchor-type="char" draw:z-index="5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<text:span text:style-name="T2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/>
            <text:p text:style-name="P7"><text:soft-page-break/></text:p>
          </table:table-cell>
        </table:table-row>
        <table:table-row table:style-name="Tableau1.2">
          <table:table-cell table:style-name="Tableau1.A1" office:value-type="string">
            <text:p text:style-name="P9">Informations complémentaires du Conseiller Mission :</text:p>
            <text:p text:style-name="P9"/>
            <text:p text:style-name="P9"><text:user-field-get text:name="contratinsertion_observ_ci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Date : le...................................................... <text:s text:c="10"/>Signature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1-25T11:03:33</dc:date>
    <meta:print-date>2007-07-26T09:47:00</meta:print-date>
    <meta:editing-cycles>7</meta:editing-cycles>
    <meta:editing-duration>PT2M54S</meta:editing-duration>
    <meta:generator>LibreOffice/3.4$Unix LibreOffice_project/340m1$Build-502</meta:generator>
    <meta:document-statistic meta:table-count="1" meta:image-count="0" meta:object-count="0" meta:page-count="2" meta:paragraph-count="24" meta:word-count="85" meta:character-count="774" meta:non-whitespace-character-count="498"/>
    <meta:user-defined meta:name="Info 1"/>
    <meta:user-defined meta:name="Info 2"/>
    <meta:user-defined meta:name="Info 3"/>
    <meta:user-defined meta:name="Info 4"/>
  </office:meta>
</office:document-meta>
</file>